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78cm" fo:min-width="4.58cm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Dash_20__28_Rounded_29_" svg:stroke-width="0.159cm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4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 loext:decorative="false"/>
    </style:style>
    <style:style style:name="gr5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4.128cm" svg:x="8.302cm" svg:y="22.59cm">
          <text:p text:style-name="P1">Origin</text:p>
          <text:p text:style-name="P2"><text:span text:style-name="T1">Left: Origin</text:span></text:p>
          <text:p text:style-name="P2"><text:span text:style-name="T1">Right: Mineshaft Entry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4.128cm" svg:x="15.287cm" svg:y="22.589cm">
          <text:p text:style-name="P1">Mineshaft Entry</text:p>
          <text:p text:style-name="P1"><text:span text:style-name="T1">Left: Origin</text:span></text:p>
          <text:p text:style-name="P1"><text:span text:style-name="T1">Up: Mineshaft Car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4.128cm" svg:x="1.317cm" svg:y="22.589cm">
          <text:p text:style-name="P1">Atreus</text:p>
          <text:p text:style-name="P1"><text:span text:style-name="T1">Right: Origin</text:span></text:p>
          <text:p text:style-name="P1"><text:span text:style-name="T1">Up: King’s Cryp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827cm" svg:y1="22.49cm" svg:x2="17.827cm" svg:y2="11.477cm">
          <text:p/>
        </draw:line>
        <draw:line draw:style-name="gr3" draw:text-style-name="P3" draw:layer="layout" svg:x1="13.382cm" svg:y1="24.812cm" svg:x2="15.287cm" svg:y2="24.812cm">
          <text:p/>
        </draw:line>
        <draw:line draw:style-name="gr3" draw:text-style-name="P3" draw:layer="layout" svg:x1="6.397cm" svg:y1="24.812cm" svg:x2="8.302cm" svg:y2="24.812cm">
          <text:p/>
        </draw:line>
        <draw:custom-shape draw:style-name="gr1" draw:text-style-name="P1" draw:layer="layout" svg:width="5.08cm" svg:height="4.128cm" svg:x="15.287cm" svg:y="7.249cm">
          <text:p text:style-name="P1">Mineshaft Exit</text:p>
          <text:p text:style-name="P1"><text:span text:style-name="T1">Left: Two-Face</text:span></text:p>
          <text:p text:style-name="P1"><text:span text:style-name="T1">Down: Mineshaft Ca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857cm" svg:y1="22.59cm" svg:x2="3.857cm" svg:y2="21.32cm">
          <text:p/>
        </draw:line>
        <draw:custom-shape draw:style-name="gr1" draw:text-style-name="P1" draw:layer="layout" svg:width="5.08cm" svg:height="4.128cm" svg:x="1.317cm" svg:y="17.192cm">
          <text:p text:style-name="P1">King’s Crypt</text:p>
          <text:p text:style-name="P1"><text:span text:style-name="T1">Right: House of Wisdom</text:span></text:p>
          <text:p text:style-name="P1"><text:span text:style-name="T1">Down: Atreu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397cm" svg:y1="19.097cm" svg:x2="8.302cm" svg:y2="19.097cm">
          <text:p/>
        </draw:line>
        <draw:custom-shape draw:style-name="gr1" draw:text-style-name="P1" draw:layer="layout" svg:width="5.08cm" svg:height="4.128cm" svg:x="8.302cm" svg:y="17.192cm">
          <text:p text:style-name="P1">House of Wisdom</text:p>
          <text:p text:style-name="P1"><text:span text:style-name="T1">Left: King’s Cryp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857cm" svg:y1="17.192cm" svg:x2="3.857cm" svg:y2="15.605cm">
          <text:p/>
        </draw:line>
        <draw:custom-shape draw:style-name="gr1" draw:text-style-name="P1" draw:layer="layout" svg:width="5.08cm" svg:height="4.128cm" svg:x="1.317cm" svg:y="11.47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827cm" svg:y1="7.25cm" svg:x2="17.827cm" svg:y2="5.345cm">
          <text:p/>
        </draw:line>
        <draw:line draw:style-name="gr4" draw:text-style-name="P3" draw:layer="layout" svg:x1="13.382cm" svg:y1="19.415cm" svg:x2="17.192cm" svg:y2="19.415cm">
          <text:p/>
        </draw:line>
        <draw:frame draw:style-name="gr5" draw:text-style-name="P4" draw:layer="layout" svg:width="3.169cm" svg:height="1.039cm" svg:x="13.706cm" svg:y="18.376cm">
          <draw:text-box>
            <text:p><text:span text:style-name="T1">Player can “view” mineshaft</text:span></text:p>
          </draw:text-box>
        </draw:frame>
        <draw:line draw:style-name="gr3" draw:text-style-name="P3" draw:layer="layout" svg:x1="13.382cm" svg:y1="9.255cm" svg:x2="15.287cm" svg:y2="9.255cm">
          <text:p/>
        </draw:line>
        <draw:custom-shape draw:style-name="gr1" draw:text-style-name="P1" draw:layer="layout" svg:width="5.08cm" svg:height="4.128cm" svg:x="8.302cm" svg:y="7.35cm">
          <text:p text:style-name="P1">Two-Face</text:p>
          <text:p text:style-name="P1"><text:span text:style-name="T1">Right: Mineshaft Exi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4.128cm" svg:x="15.287cm" svg:y="1.317cm">
          <text:p text:style-name="P1">Goblin Cellar</text:p>
          <text:p text:style-name="P1"><text:span text:style-name="T1">Down: Mineshaft Exi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4T13:51:13.503000000</meta:creation-date>
    <meta:generator>LibreOffice/7.6.2.1$Windows_X86_64 LibreOffice_project/56f7684011345957bbf33a7ee678afaf4d2ba333</meta:generator>
    <dc:date>2023-12-04T18:54:41.189000000</dc:date>
    <meta:editing-duration>PT5H3M28S</meta:editing-duration>
    <meta:editing-cycles>2</meta:editing-cycles>
    <meta:document-statistic meta:object-count="19"/>
  </office:meta>
</office:document-meta>
</file>